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On_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On_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0">
            <text:p>4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1">
            <text:p>2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0">
            <text:p>2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37">
            <text:p>63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On_campus" style:display-name="PageStyle_Disciplinary_Actions_On_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